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926" officeooo:paragraph-rsid="000239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git in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4:34:21.346064781</meta:creation-date>
    <meta:generator>LibreOffice/4.2.8.2$Linux_x86 LibreOffice_project/420m0$Build-2</meta:generator>
    <dc:date>2016-08-10T14:34:49.027027159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</office:meta>
</office:document-meta>
</file>